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4.05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8.31pt"/>
    </style:style>
    <style:style style:name="co7" style:family="table-column">
      <style:table-column-properties fo:break-before="auto" style:column-width="32.71pt"/>
    </style:style>
    <style:style style:name="co8" style:family="table-column">
      <style:table-column-properties fo:break-before="auto" style:column-width="51.3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5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cl_overal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_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_Erro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nput_d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46106203" calcext:value-type="float">
            <text:p>0.4346106203</text:p>
          </table:table-cell>
          <table:table-cell office:value-type="float" office:value="0.0054928157" calcext:value-type="float">
            <text:p>0.0054928157</text:p>
          </table:table-cell>
          <table:table-cell office:value-type="float" office:value="0.1468208222" calcext:value-type="float">
            <text:p>0.1468208222</text:p>
          </table:table-cell>
          <table:table-cell office:value-type="float" office:value="0.0058382143" calcext:value-type="float">
            <text:p>0.0058382143</text:p>
          </table:table-cell>
          <table:table-cell office:value-type="float" office:value="0.4045576408" calcext:value-type="float">
            <text:p>0.4045576408</text:p>
          </table:table-cell>
          <table:table-cell office:value-type="float" office:value="0.015807846" calcext:value-type="float">
            <text:p>0.015807846</text:p>
          </table:table-cell>
          <table:table-cell office:value-type="float" office:value="25.74" calcext:value-type="float">
            <text:p>25.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4419217" calcext:value-type="float">
            <text:p>0.414419217</text:p>
          </table:table-cell>
          <table:table-cell office:value-type="float" office:value="0.0045350334" calcext:value-type="float">
            <text:p>0.0045350334</text:p>
          </table:table-cell>
          <table:table-cell office:value-type="float" office:value="0.1423302055" calcext:value-type="float">
            <text:p>0.1423302055</text:p>
          </table:table-cell>
          <table:table-cell office:value-type="float" office:value="0.0053405397" calcext:value-type="float">
            <text:p>0.0053405397</text:p>
          </table:table-cell>
          <table:table-cell office:value-type="float" office:value="0.3986595174" calcext:value-type="float">
            <text:p>0.3986595174</text:p>
          </table:table-cell>
          <table:table-cell office:value-type="float" office:value="0.0056590313" calcext:value-type="float">
            <text:p>0.0056590313</text:p>
          </table:table-cell>
          <table:table-cell office:value-type="float" office:value="26.01" calcext:value-type="float">
            <text:p>26.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56784882" calcext:value-type="float">
            <text:p>0.4156784882</text:p>
          </table:table-cell>
          <table:table-cell office:value-type="float" office:value="0.0031425711" calcext:value-type="float">
            <text:p>0.0031425711</text:p>
          </table:table-cell>
          <table:table-cell office:value-type="float" office:value="0.1428842717" calcext:value-type="float">
            <text:p>0.1428842717</text:p>
          </table:table-cell>
          <table:table-cell office:value-type="float" office:value="0.0034123806" calcext:value-type="float">
            <text:p>0.0034123806</text:p>
          </table:table-cell>
          <table:table-cell office:value-type="float" office:value="0.4029490617" calcext:value-type="float">
            <text:p>0.4029490617</text:p>
          </table:table-cell>
          <table:table-cell office:value-type="float" office:value="0.0113074735" calcext:value-type="float">
            <text:p>0.0113074735</text:p>
          </table:table-cell>
          <table:table-cell office:value-type="float" office:value="25.73" calcext:value-type="float">
            <text:p>25.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46106203" calcext:value-type="float">
            <text:p>0.4346106203</text:p>
          </table:table-cell>
          <table:table-cell office:value-type="float" office:value="0.0054928157" calcext:value-type="float">
            <text:p>0.0054928157</text:p>
          </table:table-cell>
          <table:table-cell office:value-type="float" office:value="0.1468208222" calcext:value-type="float">
            <text:p>0.1468208222</text:p>
          </table:table-cell>
          <table:table-cell office:value-type="float" office:value="0.0058382143" calcext:value-type="float">
            <text:p>0.0058382143</text:p>
          </table:table-cell>
          <table:table-cell office:value-type="float" office:value="0.4045576408" calcext:value-type="float">
            <text:p>0.4045576408</text:p>
          </table:table-cell>
          <table:table-cell office:value-type="float" office:value="0.015807846" calcext:value-type="float">
            <text:p>0.015807846</text:p>
          </table:table-cell>
          <table:table-cell office:value-type="float" office:value="24.93" calcext:value-type="float">
            <text:p>24.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15139809" calcext:value-type="float">
            <text:p>0.4215139809</text:p>
          </table:table-cell>
          <table:table-cell office:value-type="float" office:value="0.0042643607" calcext:value-type="float">
            <text:p>0.0042643607</text:p>
          </table:table-cell>
          <table:table-cell office:value-type="float" office:value="0.149984361" calcext:value-type="float">
            <text:p>0.149984361</text:p>
          </table:table-cell>
          <table:table-cell office:value-type="float" office:value="0.0072853219" calcext:value-type="float">
            <text:p>0.0072853219</text:p>
          </table:table-cell>
          <table:table-cell office:value-type="float" office:value="0.4131367292" calcext:value-type="float">
            <text:p>0.4131367292</text:p>
          </table:table-cell>
          <table:table-cell office:value-type="float" office:value="0.0155017599" calcext:value-type="float">
            <text:p>0.0155017599</text:p>
          </table:table-cell>
          <table:table-cell office:value-type="float" office:value="27.88" calcext:value-type="float">
            <text:p>27.8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43100102" calcext:value-type="float">
            <text:p>0.4543100102</text:p>
          </table:table-cell>
          <table:table-cell office:value-type="float" office:value="0.0042922847" calcext:value-type="float">
            <text:p>0.0042922847</text:p>
          </table:table-cell>
          <table:table-cell office:value-type="float" office:value="0.1617381591" calcext:value-type="float">
            <text:p>0.1617381591</text:p>
          </table:table-cell>
          <table:table-cell office:value-type="float" office:value="0.0074737104" calcext:value-type="float">
            <text:p>0.0074737104</text:p>
          </table:table-cell>
          <table:table-cell office:value-type="float" office:value="0.4238605898" calcext:value-type="float">
            <text:p>0.4238605898</text:p>
          </table:table-cell>
          <table:table-cell office:value-type="float" office:value="0.0156044557" calcext:value-type="float">
            <text:p>0.0156044557</text:p>
          </table:table-cell>
          <table:table-cell office:value-type="float" office:value="31.36" calcext:value-type="float">
            <text:p>31.36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formula="of:=[.D2]*100" office:value-type="float" office:value="14.68208222" calcext:value-type="float">
            <text:p>14.68208222</text:p>
          </table:table-cell>
          <table:table-cell table:formula="of:=[.E2]*100" office:value-type="float" office:value="0.58382143" calcext:value-type="float">
            <text:p>0.58382143</text:p>
          </table:table-cell>
          <table:table-cell table:formula="of:=[.F2]*100" office:value-type="float" office:value="40.45576408" calcext:value-type="float">
            <text:p>40.45576408</text:p>
          </table:table-cell>
          <table:table-cell table:formula="of:=[.G2]*100" office:value-type="float" office:value="1.5807846" calcext:value-type="float">
            <text:p>1.5807846</text:p>
          </table:table-cell>
          <table:table-cell office:value-type="float" office:value="25.74" calcext:value-type="float">
            <text:p>25.74</text:p>
          </table:table-cell>
          <table:table-cell/>
        </table:table-row>
        <table:table-row table:style-name="ro1">
          <table:table-cell table:number-columns-repeated="3"/>
          <table:table-cell table:formula="of:=[.D3]*100" office:value-type="float" office:value="14.23302055" calcext:value-type="float">
            <text:p>14.23302055</text:p>
          </table:table-cell>
          <table:table-cell table:formula="of:=[.E3]*100" office:value-type="float" office:value="0.53405397" calcext:value-type="float">
            <text:p>0.53405397</text:p>
          </table:table-cell>
          <table:table-cell table:formula="of:=[.F3]*100" office:value-type="float" office:value="39.86595174" calcext:value-type="float">
            <text:p>39.86595174</text:p>
          </table:table-cell>
          <table:table-cell table:formula="of:=[.G3]*100" office:value-type="float" office:value="0.56590313" calcext:value-type="float">
            <text:p>0.56590313</text:p>
          </table:table-cell>
          <table:table-cell office:value-type="float" office:value="26.01" calcext:value-type="float">
            <text:p>26.01</text:p>
          </table:table-cell>
          <table:table-cell/>
        </table:table-row>
        <table:table-row table:style-name="ro1">
          <table:table-cell table:number-columns-repeated="3"/>
          <table:table-cell table:formula="of:=[.D4]*100" office:value-type="float" office:value="14.28842717" calcext:value-type="float">
            <text:p>14.28842717</text:p>
          </table:table-cell>
          <table:table-cell table:formula="of:=[.E4]*100" office:value-type="float" office:value="0.34123806" calcext:value-type="float">
            <text:p>0.34123806</text:p>
          </table:table-cell>
          <table:table-cell table:formula="of:=[.F4]*100" office:value-type="float" office:value="40.29490617" calcext:value-type="float">
            <text:p>40.29490617</text:p>
          </table:table-cell>
          <table:table-cell table:formula="of:=[.G4]*100" office:value-type="float" office:value="1.13074735" calcext:value-type="float">
            <text:p>1.13074735</text:p>
          </table:table-cell>
          <table:table-cell office:value-type="float" office:value="25.73" calcext:value-type="float">
            <text:p>25.73</text:p>
          </table:table-cell>
          <table:table-cell/>
        </table:table-row>
        <table:table-row table:style-name="ro1">
          <table:table-cell table:number-columns-repeated="3"/>
          <table:table-cell table:formula="of:=[.D5]*100" office:value-type="float" office:value="14.68208222" calcext:value-type="float">
            <text:p>14.68208222</text:p>
          </table:table-cell>
          <table:table-cell table:formula="of:=[.E5]*100" office:value-type="float" office:value="0.58382143" calcext:value-type="float">
            <text:p>0.58382143</text:p>
          </table:table-cell>
          <table:table-cell table:formula="of:=[.F5]*100" office:value-type="float" office:value="40.45576408" calcext:value-type="float">
            <text:p>40.45576408</text:p>
          </table:table-cell>
          <table:table-cell table:formula="of:=[.G5]*100" office:value-type="float" office:value="1.5807846" calcext:value-type="float">
            <text:p>1.5807846</text:p>
          </table:table-cell>
          <table:table-cell office:value-type="float" office:value="24.93" calcext:value-type="float">
            <text:p>24.93</text:p>
          </table:table-cell>
          <table:table-cell/>
        </table:table-row>
        <table:table-row table:style-name="ro1">
          <table:table-cell table:number-columns-repeated="3"/>
          <table:table-cell table:formula="of:=[.D6]*100" office:value-type="float" office:value="14.9984361" calcext:value-type="float">
            <text:p>14.9984361</text:p>
          </table:table-cell>
          <table:table-cell table:formula="of:=[.E6]*100" office:value-type="float" office:value="0.72853219" calcext:value-type="float">
            <text:p>0.72853219</text:p>
          </table:table-cell>
          <table:table-cell table:formula="of:=[.F6]*100" office:value-type="float" office:value="41.31367292" calcext:value-type="float">
            <text:p>41.31367292</text:p>
          </table:table-cell>
          <table:table-cell table:formula="of:=[.G6]*100" office:value-type="float" office:value="1.55017599" calcext:value-type="float">
            <text:p>1.55017599</text:p>
          </table:table-cell>
          <table:table-cell office:value-type="float" office:value="27.88" calcext:value-type="float">
            <text:p>27.88</text:p>
          </table:table-cell>
          <table:table-cell/>
        </table:table-row>
        <table:table-row table:style-name="ro1">
          <table:table-cell table:number-columns-repeated="3"/>
          <table:table-cell table:formula="of:=[.D7]*100" office:value-type="float" office:value="16.17381591" calcext:value-type="float">
            <text:p>16.17381591</text:p>
          </table:table-cell>
          <table:table-cell table:formula="of:=[.E7]*100" office:value-type="float" office:value="0.74737104" calcext:value-type="float">
            <text:p>0.74737104</text:p>
          </table:table-cell>
          <table:table-cell table:formula="of:=[.F7]*100" office:value-type="float" office:value="42.38605898" calcext:value-type="float">
            <text:p>42.38605898</text:p>
          </table:table-cell>
          <table:table-cell table:formula="of:=[.G7]*100" office:value-type="float" office:value="1.56044557" calcext:value-type="float">
            <text:p>1.56044557</text:p>
          </table:table-cell>
          <table:table-cell office:value-type="float" office:value="31.36" calcext:value-type="float">
            <text:p>31.36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65.91pt" svg:height="471.17pt" svg:x="11746.97pt" svg:y="0pt">
            <loext:p draw:notify-on-update-of-ranges="Sheet2.B1:Sheet2.D1 Sheet2.A2:Sheet2.A2 Sheet2.B2:Sheet2.D2 Sheet2.A3:Sheet2.A3 Sheet2.B3:Sheet2.D3 Sheet2.A4:Sheet2.A4 Sheet2.B4:Sheet2.D4 Sheet2.A5:Sheet2.A5 Sheet2.B5:Sheet2.D5 Sheet2.A6:Sheet2.A6 Sheet2.B6:Sheet2.D6 Sheet2.A7:Sheet2.A7 Sheet2.B7:Sheet2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ce2"/>
        <table:table-column table:style-name="co10" table:number-columns-repeated="2" table:default-cell-style-name="ce3"/>
        <table:table-column table:style-name="co10" table:number-columns-repeated="1021" table:default-cell-style-name="Default"/>
        <table:table-row table:style-name="ro1">
          <table:table-cell table:style-name="ce1" office:value-type="string" calcext:value-type="string">
            <text:p>Word Vector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Best</text:p>
          </table:table-cell>
          <table:table-cell table:style-name="ce1"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8208222" calcext:value-type="float">
            <text:p>14.68</text:p>
          </table:table-cell>
          <table:table-cell office:value-type="float" office:value="40.45576408" calcext:value-type="float">
            <text:p>40.46</text:p>
          </table:table-cell>
          <table:table-cell office:value-type="float" office:value="25.74" calcext:value-type="float">
            <text:p>25.74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23302055" calcext:value-type="float">
            <text:p>14.23</text:p>
          </table:table-cell>
          <table:table-cell office:value-type="float" office:value="39.86595174" calcext:value-type="float">
            <text:p>39.87</text:p>
          </table:table-cell>
          <table:table-cell office:value-type="float" office:value="26.01" calcext:value-type="float">
            <text:p>26.0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28842717" calcext:value-type="float">
            <text:p>14.29</text:p>
          </table:table-cell>
          <table:table-cell office:value-type="float" office:value="40.29490617" calcext:value-type="float">
            <text:p>40.29</text:p>
          </table:table-cell>
          <table:table-cell office:value-type="float" office:value="25.73" calcext:value-type="float">
            <text:p>25.73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68208222" calcext:value-type="float">
            <text:p>14.68</text:p>
          </table:table-cell>
          <table:table-cell office:value-type="float" office:value="40.45576408" calcext:value-type="float">
            <text:p>40.46</text:p>
          </table:table-cell>
          <table:table-cell office:value-type="float" office:value="24.93" calcext:value-type="float">
            <text:p>24.93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.9984361" calcext:value-type="float">
            <text:p>15.00</text:p>
          </table:table-cell>
          <table:table-cell office:value-type="float" office:value="41.31367292" calcext:value-type="float">
            <text:p>41.31</text:p>
          </table:table-cell>
          <table:table-cell office:value-type="float" office:value="27.88" calcext:value-type="float">
            <text:p>27.88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.17381591" calcext:value-type="float">
            <text:p>16.17</text:p>
          </table:table-cell>
          <table:table-cell office:value-type="float" office:value="42.38605898" calcext:value-type="float">
            <text:p>42.39</text:p>
          </table:table-cell>
          <table:table-cell office:value-type="float" office:value="31.36" calcext:value-type="float">
            <text:p>31.3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13:18:04.507975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14:19:14.766587940</dc:date>
    <dc:creator>Surender Kumar</dc:creator>
    <meta:editing-duration>PT47M4S</meta:editing-duration>
    <meta:editing-cycles>2</meta:editing-cycles>
    <meta:generator>LibreOffice/5.1.4.2$Linux_X86_64 LibreOffice_project/10m0$Build-2</meta:generator>
    <meta:document-statistic meta:table-count="2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graphic-properties draw:fill="solid" draw:fill-color="#eeeeee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maximum="5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draw:stroke="dash" draw:stroke-dash="Fine_20_Dashed" svg:stroke-width="0.025cm" svg:stroke-color="#999999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top" style:rotation-angle="60"/>
      <style:graphic-properties draw:stroke="none" draw:fill-color="#004586" dr3d:edge-rounding="5%"/>
      <style:text-properties fo:color="#000000"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 chart:label-position="top" style:rotation-angle="60"/>
      <style:graphic-properties draw:stroke="none" draw:fill-color="#c5000b" dr3d:edge-rounding="5%"/>
      <style:text-properties fo:color="#000000"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 chart:label-position="top" style:rotation-angle="60"/>
      <style:graphic-properties draw:stroke="none" draw:fill-color="#ff9900" dr3d:edge-rounding="5%"/>
      <style:text-properties fo:color="#000000"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 chart:label-position="top" style:rotation-angle="60"/>
      <style:graphic-properties draw:stroke="none" draw:fill-color="#579d1c" dr3d:edge-rounding="5%"/>
      <style:text-properties fo:color="#000000" fo:font-size="10pt" style:font-size-asian="10pt" style:font-size-complex="10pt"/>
    </style:style>
    <style:style style:name="ch14" style:family="chart" style:data-style-name="N2">
      <style:chart-properties chart:link-data-style-to-source="true" chart:data-label-number="value" chart:data-label-text="false" chart:data-label-symbol="false" chart:label-position="top" style:rotation-angle="60"/>
      <style:graphic-properties draw:stroke="none" draw:fill-color="#aea79f" dr3d:edge-rounding="5%"/>
      <style:text-properties fo:color="#000000"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2">
      <style:chart-properties chart:link-data-style-to-source="true" chart:data-label-number="value" chart:data-label-text="false" chart:data-label-symbol="false" chart:label-position="top" style:rotation-angle="60"/>
      <style:graphic-properties draw:stroke="none" draw:fill-color="#77216f" dr3d:edge-rounding="5%"/>
      <style:text-properties fo:color="#000000" fo:font-size="10pt" style:font-size-asian="10pt" style:font-size-complex="10pt"/>
    </style:style>
    <style:style style:name="ch17" style:family="chart">
      <style:graphic-properties draw:stroke="solid" draw:stroke-dash="Fine_20_Dashed" svg:stroke-color="#b3b3b3" draw:fill="none" draw:fill-color="#e6e6e6" draw:opacity="50%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493cm" svg:height="16.623cm" xlink:href=".." xlink:type="simple" chart:class="chart:bar" chart:style-name="ch1">
        <chart:title svg:x="6.788cm" svg:y="0.468cm" chart:style-name="ch2">
          <text:p>Errors by type and word vector dimension</text:p>
        </chart:title>
        <chart:legend svg:x="21.521cm" svg:y="5.087cm" style:legend-expansion="custom" chartooo:width="1.412cm" chartooo:height="5.736cm" style:legend-expansion-aspect-ratio="0.246164574616457" chart:style-name="ch3"/>
        <chart:plot-area chart:style-name="ch4" table:cell-range-address="Sheet2.A1:Sheet2.D7" chart:data-source-has-labels="both" svg:x="1.034cm" svg:y="1.651cm" svg:width="20.109cm" svg:height="12.739cm">
          <chartooo:coordinate-region svg:x="2.153cm" svg:y="1.853cm" svg:width="18.99cm" svg:height="12.034cm"/>
          <chart:axis chart:dimension="x" chart:name="primary-x" chart:style-name="ch5" chartooo:axis-type="auto">
            <chartooo:date-scale/>
            <chart:title svg:x="10.038cm" svg:y="14.722cm" chart:style-name="ch6">
              <text:p>Error Type</text:p>
            </chart:title>
            <chart:categories table:cell-range-address="Sheet2.B1:Sheet2.D1"/>
          </chart:axis>
          <chart:axis chart:dimension="y" chart:name="primary-y" chart:style-name="ch7">
            <chart:title svg:x="0cm" svg:y="10.848cm" chart:style-name="ch8">
              <text:p>Cross-validation errors (in %)</text:p>
            </chart:title>
            <chart:grid chart:style-name="ch9" chart:class="major"/>
          </chart:axis>
          <chart:series chart:style-name="ch10" chart:values-cell-range-address="Sheet2.B2:Sheet2.D2" chart:label-cell-address="Sheet2.A2:Sheet2.A2" chart:class="chart:bar">
            <chart:data-point chart:repeated="3"/>
          </chart:series>
          <chart:series chart:style-name="ch11" chart:values-cell-range-address="Sheet2.B3:Sheet2.D3" chart:label-cell-address="Sheet2.A3:Sheet2.A3" chart:class="chart:bar">
            <chart:data-point chart:repeated="3"/>
          </chart:series>
          <chart:series chart:style-name="ch12" chart:values-cell-range-address="Sheet2.B4:Sheet2.D4" chart:label-cell-address="Sheet2.A4:Sheet2.A4" chart:class="chart:bar">
            <chart:data-point chart:repeated="3"/>
          </chart:series>
          <chart:series chart:style-name="ch13" chart:values-cell-range-address="Sheet2.B5:Sheet2.D5" chart:label-cell-address="Sheet2.A5:Sheet2.A5" chart:class="chart:bar">
            <chart:data-point chart:repeated="3"/>
          </chart:series>
          <chart:series chart:style-name="ch14" chart:values-cell-range-address="Sheet2.B6:Sheet2.D6" chart:label-cell-address="Sheet2.A6:Sheet2.A6" chart:class="chart:bar">
            <chart:data-point chart:style-name="ch15"/>
            <chart:data-point chart:repeated="2"/>
          </chart:series>
          <chart:series chart:style-name="ch16" chart:values-cell-range-address="Sheet2.B7:Sheet2.D7" chart:label-cell-address="Sheet2.A7:Sheet2.A7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</text:p>
                <draw:g>
                  <svg:desc>Sheet2.B1:Sheet2.D1</svg:desc>
                </draw:g>
              </table:table-cell>
              <table:table-cell office:value-type="string">
                <text:p>SE</text:p>
              </table:table-cell>
              <table:table-cell office:value-type="string">
                <text:p>Best</text:p>
              </table:table-cell>
            </table:table-row>
          </table:table-header-rows>
          <table:table-rows>
            <table:table-row>
              <table:table-cell office:value-type="string">
                <text:p>20</text:p>
                <draw:g>
                  <svg:desc>Sheet2.A2:Sheet2.A2</svg:desc>
                </draw:g>
              </table:table-cell>
              <table:table-cell office:value-type="float" office:value="14.68208222">
                <text:p>14.68208222</text:p>
                <draw:g>
                  <svg:desc>Sheet2.B2:Sheet2.D2</svg:desc>
                </draw:g>
              </table:table-cell>
              <table:table-cell office:value-type="float" office:value="40.45576408">
                <text:p>40.45576408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30</text:p>
                <draw:g>
                  <svg:desc>Sheet2.A3:Sheet2.A3</svg:desc>
                </draw:g>
              </table:table-cell>
              <table:table-cell office:value-type="float" office:value="14.23302055">
                <text:p>14.23302055</text:p>
                <draw:g>
                  <svg:desc>Sheet2.B3:Sheet2.D3</svg:desc>
                </draw:g>
              </table:table-cell>
              <table:table-cell office:value-type="float" office:value="39.86595174">
                <text:p>39.86595174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50</text:p>
                <draw:g>
                  <svg:desc>Sheet2.A4:Sheet2.A4</svg:desc>
                </draw:g>
              </table:table-cell>
              <table:table-cell office:value-type="float" office:value="14.28842717">
                <text:p>14.28842717</text:p>
                <draw:g>
                  <svg:desc>Sheet2.B4:Sheet2.D4</svg:desc>
                </draw:g>
              </table:table-cell>
              <table:table-cell office:value-type="float" office:value="40.29490617">
                <text:p>40.29490617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100</text:p>
                <draw:g>
                  <svg:desc>Sheet2.A5:Sheet2.A5</svg:desc>
                </draw:g>
              </table:table-cell>
              <table:table-cell office:value-type="float" office:value="14.68208222">
                <text:p>14.68208222</text:p>
                <draw:g>
                  <svg:desc>Sheet2.B5:Sheet2.D5</svg:desc>
                </draw:g>
              </table:table-cell>
              <table:table-cell office:value-type="float" office:value="40.45576408">
                <text:p>40.45576408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200</text:p>
                <draw:g>
                  <svg:desc>Sheet2.A6:Sheet2.A6</svg:desc>
                </draw:g>
              </table:table-cell>
              <table:table-cell office:value-type="float" office:value="14.9984361">
                <text:p>14.9984361</text:p>
                <draw:g>
                  <svg:desc>Sheet2.B6:Sheet2.D6</svg:desc>
                </draw:g>
              </table:table-cell>
              <table:table-cell office:value-type="float" office:value="41.31367292">
                <text:p>41.31367292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300</text:p>
                <draw:g>
                  <svg:desc>Sheet2.A7:Sheet2.A7</svg:desc>
                </draw:g>
              </table:table-cell>
              <table:table-cell office:value-type="float" office:value="16.17381591">
                <text:p>16.17381591</text:p>
                <draw:g>
                  <svg:desc>Sheet2.B7:Sheet2.D7</svg:desc>
                </draw:g>
              </table:table-cell>
              <table:table-cell office:value-type="float" office:value="42.38605898">
                <text:p>42.38605898</text:p>
              </table:table-cell>
              <table:table-cell office:value-type="float" office:value="31.36">
                <text:p>31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